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137d"/>
    </style:style>
    <style:style style:name="P2" style:family="paragraph" style:parent-style-name="Standard">
      <style:text-properties officeooo:paragraph-rsid="00051f31"/>
    </style:style>
    <style:style style:name="P3" style:family="paragraph" style:parent-style-name="Standard">
      <style:text-properties officeooo:paragraph-rsid="0003a435"/>
    </style:style>
    <style:style style:name="T1" style:family="text">
      <style:text-properties officeooo:rsid="0003a435"/>
    </style:style>
    <style:style style:name="T2" style:family="text">
      <style:text-properties fo:color="#ffffff" loext:opacity="100%" officeooo:rsid="000b137d"/>
    </style:style>
    <style:style style:name="T3" style:family="text">
      <style:text-properties officeooo:rsid="00051f31"/>
    </style:style>
    <style:style style:name="T4" style:family="text">
      <style:text-properties officeooo:rsid="00052e3e"/>
    </style:style>
    <style:style style:name="T5" style:family="text">
      <style:text-properties officeooo:rsid="00059d1a"/>
    </style:style>
    <style:style style:name="T6" style:family="text">
      <style:text-properties officeooo:rsid="00098ba5"/>
    </style:style>
    <style:style style:name="T7" style:family="text">
      <style:text-properties officeooo:rsid="00047259"/>
    </style:style>
    <style:style style:name="T8" style:family="text">
      <style:text-properties officeooo:rsid="000a115f"/>
    </style:style>
    <style:style style:name="T9" style:family="text">
      <style:text-properties officeooo:rsid="0007d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_backend/</text:span></text:p>
      <text:p text:style-name="Standard"><text:tab/>- <text:span text:style-name="T1">app/ </text:span><text:span text:style-name="T2">(dentro de _backend)</text:span></text:p>
      <text:p text:style-name="Standard"><text:tab/><text:tab/>- <text:span text:style-name="T1">routers/ </text:span><text:span text:style-name="T2">(dentro de app)</text:span></text:p>
      <text:p text:style-name="Standard"><text:tab/><text:tab/><text:tab/>- <text:span text:style-name="T1">__init__.py</text:span><text:span text:style-name="T2"> (dentro de routers)</text:span></text:p>
      <text:p text:style-name="P1"><text:tab/><text:tab/><text:tab/>- <text:span text:style-name="T1">auth.py</text:span><text:span text:style-name="T2"> (dentro de routers)</text:span></text:p>
      <text:p text:style-name="P1"><text:tab/><text:tab/><text:tab/>- <text:span text:style-name="T3">user.py</text:span><text:span text:style-name="T1"> </text:span><text:span text:style-name="T2">(dentro de routers)</text:span></text:p>
      <text:p text:style-name="P1"><text:tab/><text:tab/><text:tab/>- <text:span text:style-name="T3">diet.py</text:span><text:span text:style-name="T1"> </text:span><text:span text:style-name="T2">(dentro de routers)</text:span></text:p>
      <text:p text:style-name="P1"><text:tab/><text:tab/>- <text:span text:style-name="T1">services/ </text:span><text:span text:style-name="T2">(dentro de app)</text:span></text:p>
      <text:p text:style-name="Standard"><text:tab/><text:tab/><text:tab/>- <text:span text:style-name="T1">__init__.py</text:span><text:span text:style-name="T2"> (dentro de services)</text:span></text:p>
      <text:p text:style-name="P1"><text:tab/><text:tab/><text:tab/>- <text:span text:style-name="T1">auth_service.py</text:span><text:span text:style-name="T2"> (dentro de services)</text:span></text:p>
      <text:p text:style-name="P1"><text:span text:style-name="T3"><text:tab/><text:tab/><text:tab/>- user_service.py</text:span><text:span text:style-name="T1"> </text:span><text:span text:style-name="T2">(dentro de services)</text:span></text:p>
      <text:p text:style-name="P1"><text:span text:style-name="T3"><text:tab/><text:tab/><text:tab/>- diet_service.py</text:span><text:span text:style-name="T1"> </text:span><text:span text:style-name="T2">(dentro de services)</text:span></text:p>
      <text:p text:style-name="P1"><text:span text:style-name="T3"><text:tab/><text:tab/>- </text:span><text:span text:style-name="T4">tests/</text:span><text:span text:style-name="T1"> </text:span><text:span text:style-name="T2">(dentro de app)</text:span></text:p>
      <text:p text:style-name="P2"><text:span text:style-name="T3"><text:tab/><text:tab/><text:tab/>- </text:span><text:span text:style-name="T4">test_auth.py </text:span><text:span text:style-name="T2">(dentro de tests)</text:span></text:p>
      <text:p text:style-name="P1"><text:span text:style-name="T3"><text:tab/><text:tab/><text:tab/>- </text:span><text:span text:style-name="T4">test_user.py </text:span><text:span text:style-name="T2">(dentro de tests)</text:span></text:p>
      <text:p text:style-name="P1"><text:span text:style-name="T3"><text:tab/><text:tab/><text:tab/>- </text:span><text:span text:style-name="T4">test_diet.py</text:span><text:span text:style-name="T2"> (dentro de tests)</text:span></text:p>
      <text:p text:style-name="P1"><text:tab/><text:tab/>- <text:span text:style-name="T1">__init__.py </text:span><text:span text:style-name="T2">(dentro de app)</text:span></text:p>
      <text:p text:style-name="P1"><text:tab/><text:tab/>- <text:span text:style-name="T1">database.py</text:span><text:span text:style-name="T2"> (dentro de app)</text:span></text:p>
      <text:p text:style-name="P1"><text:tab/><text:tab/>- <text:span text:style-name="T1">main.py </text:span><text:span text:style-name="T2">(dentro de app)</text:span></text:p>
      <text:p text:style-name="P1"><text:span text:style-name="T1"><text:tab/><text:tab/>- models.py </text:span><text:span text:style-name="T2">(dentro de app)</text:span></text:p>
      <text:p text:style-name="P1"><text:span text:style-name="T1"><text:tab/><text:tab/>- schemas.py</text:span><text:span text:style-name="T2"> (dentro de app)</text:span></text:p>
      <text:p text:style-name="P1"><text:span text:style-name="T1"><text:tab/>- </text:span><text:span text:style-name="T5">alembic/ </text:span><text:span text:style-name="T2">(dentro de _backend)</text:span></text:p>
      <text:p text:style-name="P3"><text:span text:style-name="T1"><text:tab/><text:tab/>- </text:span><text:span text:style-name="T6">versions/</text:span><text:span text:style-name="T2"> (dentro de alembic)</text:span></text:p>
      <text:p text:style-name="P1"><text:span text:style-name="T1"><text:tab/><text:tab/>- </text:span><text:span text:style-name="T6">env.py </text:span><text:span text:style-name="T2">(dentro de alembic)</text:span></text:p>
      <text:p text:style-name="P1"><text:span text:style-name="T1"><text:tab/><text:tab/>- </text:span><text:span text:style-name="T6">script.py.mako</text:span><text:span text:style-name="T2"> (dentro de alembic)</text:span></text:p>
      <text:p text:style-name="P1"><text:span text:style-name="T1"><text:tab/>- </text:span><text:span text:style-name="T7">venv/ </text:span><text:span text:style-name="T2">(dentro de _backend)</text:span></text:p>
      <text:p text:style-name="P1"><text:tab/>- .<text:span text:style-name="T1">env</text:span><text:span text:style-name="T2"> (dentro de _backend)</text:span></text:p>
      <text:p text:style-name="P1"><text:tab/>- <text:span text:style-name="T1">env.example</text:span><text:span text:style-name="T2"> (dentro de _backend)</text:span></text:p>
      <text:p text:style-name="P1"><text:tab/>- <text:span text:style-name="T8">alembic.ini </text:span><text:span text:style-name="T2">(dentro de _backend)</text:span></text:p>
      <text:p text:style-name="P1"><text:tab/>- <text:span text:style-name="T1">requirements.txt </text:span><text:span text:style-name="T2">(dentro de _backend)</text:span></text:p>
      <text:p text:style-name="P1"><text:tab/>- <text:span text:style-name="T1">schema.sql </text:span><text:span text:style-name="T2">(dentro de _backend)</text:span></text:p>
      <text:p text:style-name="Standard">- <text:span text:style-name="T1">_frontend/</text:span></text:p>
      <text:p text:style-name="Standard">- <text:span text:style-name="T1">_seed/</text:span></text:p>
      <text:p text:style-name="Standard"><text:tab/>- <text:span text:style-name="T1">usuarios.sql </text:span><text:span text:style-name="T2">(dentro de seed)</text:span></text:p>
      <text:p text:style-name="P1"><text:tab/>- <text:span text:style-name="T9">dietas.py</text:span><text:span text:style-name="T1"> </text:span><text:span text:style-name="T2">(dentro de seed)</text:span></text:p>
      <text:p text:style-name="Standard">- <text:span text:style-name="T1">docs/</text:span></text:p>
      <text:p text:style-name="Standard">- .<text:span text:style-name="T1">gitignore</text:span></text:p>
      <text:p text:style-name="Standard">- <text:span text:style-name="T1">README.md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7:54:39.743905556</meta:creation-date>
    <dc:date>2025-09-22T18:33:55.867365362</dc:date>
    <meta:editing-duration>PT23M27S</meta:editing-duration>
    <meta:editing-cycles>9</meta:editing-cycles>
    <meta:generator>LibreOffice/25.2.6.2$Linux_X86_64 LibreOffice_project/520$Build-2</meta:generator>
    <meta:document-statistic meta:table-count="0" meta:image-count="0" meta:object-count="0" meta:page-count="1" meta:paragraph-count="38" meta:word-count="172" meta:character-count="1112" meta:non-whitespace-character-count="913"/>
  </office:meta>
</office:document-meta>
</file>